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22000001E2DF2707F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828cm" svg:height="13.117cm" svg:x="-0.399cm" svg:y="0.483cm">
          <draw:image xlink:href="Pictures/1000000000000322000001E2DF270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2:56:18.586000000</dc:date>
    <meta:editing-duration>PT4H5M44S</meta:editing-duration>
    <meta:editing-cycles>55</meta:editing-cycles>
    <meta:generator>LibreOffice/4.3.2.2$Windows_x86 LibreOffice_project/edfb5295ba211bd31ad47d0bad0118690f76407d</meta:generator>
    <meta:document-statistic meta:object-count="1"/>
  </office:meta>
</office:document-meta>
</file>